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column table:style-name="co5" table:default-cell-style-name="ce2"/>
        <table:table-column table:style-name="co4" table:default-cell-style-name="ce2"/>
        <table:table-column table:style-name="co3" table:number-columns-repeated="8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994" table:default-cell-style-name="Default"/>
        <table:table-row table:style-name="ro1">
          <table:table-cell table:style-name="ce1"/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Cha</text:p>
          </table:table-cell>
          <table:table-cell table:style-name="ce1" office:value-type="string" calcext:value-type="string">
            <text:p>Level</text:p>
          </table:table-cell>
          <table:table-cell table:style-name="ce1"/>
          <table:table-cell table:style-name="ce1" office:value-type="string" calcext:value-type="string">
            <text:p>1h</text:p>
          </table:table-cell>
          <table:table-cell table:style-name="ce1" office:value-type="string" calcext:value-type="string">
            <text:p>2h</text:p>
          </table:table-cell>
          <table:table-cell table:style-name="ce1" office:value-type="string" calcext:value-type="string">
            <text:p>Pole</text:p>
          </table:table-cell>
          <table:table-cell table:style-name="ce1" office:value-type="string" calcext:value-type="string">
            <text:p>Bow</text:p>
          </table:table-cell>
          <table:table-cell table:style-name="ce1" office:value-type="string" calcext:value-type="string">
            <text:p>Xbow</text:p>
          </table:table-cell>
          <table:table-cell table:style-name="ce1" office:value-type="string" calcext:value-type="string">
            <text:p>Throw</text:p>
          </table:table-cell>
          <table:table-cell table:style-name="ce1"/>
          <table:table-cell table:style-name="ce1" office:value-type="string" calcext:value-type="string">
            <text:p>Ironflesh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D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Athl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HA</text:p>
          </table:table-cell>
          <table:table-cell table:style-name="ce1"/>
          <table:table-cell table:style-name="ce1" office:value-type="string" calcext:value-type="string">
            <text:p>Health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Levy Infan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]+[.C5]+[.D5]+[.E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6]+[.C6]+[.D6]+[.E6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Militi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5" calcext:value-type="float">
            <text:p>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]+[.O8]*2" office:value-type="float" office:value="53" calcext:value-type="float">
            <text:p>5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evy Spea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4]+[.C14]+[.D14]+[.E14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evy Spearma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10" calcext:value-type="float">
            <text:p>1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5]+[.O15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ev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6]+[.C16]+[.D16]+[.E16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6]+[.O16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evy Pikeman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7]+[.O17]*2" office:value-type="float" office:value="60" calcext:value-type="float">
            <text:p>6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evy Range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]+[.C20]+[.D20]+[.E20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]+[.O20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1]+[.C21]+[.D21]+[.E21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3]+[.O23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un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5]+[.C25]+[.D25]+[.E25]-23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]+[.O25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6]+[.C26]+[.D26]+[.E26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]+[.O26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evy Caval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]+[.C29]+[.D29]+[.E29]-23" office:value-type="float" office:value="11" calcext:value-type="float">
            <text:p>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]+[.O29]*2" office:value-type="float" office:value="43" calcext:value-type="float">
            <text:p>4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0]+[.C30]+[.D30]+[.E30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]+[.O30]*2" office:value-type="float" office:value="45" calcext:value-type="float">
            <text:p>45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fant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]+[.C33]+[.D33]+[.E33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3]+[.O33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4]+[.C34]+[.D34]+[.E34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]+[.O34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35]+[.C35]+[.D35]+[.E35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77" calcext:value-type="float">
            <text:p>7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36]+[.C36]+[.D36]+[.E36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]+[.O36]*2" office:value-type="float" office:value="84" calcext:value-type="float">
            <text:p>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7]+[.C37]+[.D37]+[.E37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]+[.O37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8]+[.C38]+[.D38]+[.E38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9]+[.C39]+[.D39]+[.E39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0]+[.C40]+[.D40]+[.E40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0]+[.O40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1]+[.C41]+[.D41]+[.E41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1]+[.O41]*2" office:value-type="float" office:value="55" calcext:value-type="float">
            <text:p>5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2]+[.C42]+[.D42]+[.E42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2]+[.O42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43]+[.C43]+[.D43]+[.E43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3]+[.O43]*2" office:value-type="float" office:value="59" calcext:value-type="float">
            <text:p>5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44]+[.C44]+[.D44]+[.E44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4]+[.O44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5]+[.C45]+[.D45]+[.E45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5]+[.O45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6]+[.C46]+[.D46]+[.E4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61" calcext:value-type="float">
            <text:p>6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47]+[.C47]+[.D47]+[.E47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47]+[.O47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48]+[.C48]+[.D48]+[.E48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8]+[.O48]*2" office:value-type="float" office:value="72" calcext:value-type="float">
            <text:p>7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49]+[.C49]+[.D49]+[.E49]-23" office:value-type="float" office:value="46" calcext:value-type="float">
            <text:p>4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1]+[.C51]+[.D51]+[.E51]-23" office:value-type="float" office:value="25" calcext:value-type="float">
            <text:p>2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52]+[.C52]+[.D52]+[.E52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2]+[.O52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Foot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4]+[.C54]+[.D54]+[.E54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54]+[.O54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5]+[.C55]+[.D55]+[.E55]-23" office:value-type="float" office:value="27" calcext:value-type="float">
            <text:p>2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55]+[.O55]*2" office:value-type="float" office:value="64" calcext:value-type="float">
            <text:p>64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Skirmis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8]+[.C58]+[.D58]+[.E58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8]+[.O58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9]+[.O59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0]+[.C60]+[.D60]+[.E6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0]+[.O60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61]+[.C61]+[.D61]+[.E61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Footman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2]+[.C62]+[.D62]+[.E6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2]+[.O62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Royal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63]+[.C63]+[.D63]+[.E6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3]+[.O63]*2" office:value-type="float" office:value="57" calcext:value-type="float">
            <text:p>57</text:p>
          </table:table-cell>
          <table:table-cell table:number-columns-repeated="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4]+[.C64]+[.D64]+[.E64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5]+[.O65]*2" office:value-type="float" office:value="51" calcext:value-type="float">
            <text:p>5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67]+[.C67]+[.D67]+[.E67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7]+[.O67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68]+[.C68]+[.D68]+[.E68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8]+[.O68]*2" office:value-type="float" office:value="75" calcext:value-type="float">
            <text:p>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9]+[.C69]+[.D69]+[.E69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70]+[.C70]+[.D70]+[.E7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71]+[.C71]+[.D71]+[.E71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71]+[.O71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2]+[.O72]*2" office:value-type="float" office:value="55" calcext:value-type="float">
            <text:p>55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Spearma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75]+[.C75]+[.D75]+[.E7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5]+[.O75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76]+[.C76]+[.D76]+[.E76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78" calcext:value-type="float">
            <text:p>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77]+[.C77]+[.D77]+[.E77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7]+[.O77]*2" office:value-type="float" office:value="59" calcext:value-type="float">
            <text:p>5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hergit Light Spear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8]+[.C78]+[.D78]+[.E7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8]+[.O78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79]+[.C79]+[.D79]+[.E7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9]+[.O79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80]+[.C80]+[.D80]+[.E80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0]+[.O80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1]+[.C81]+[.D81]+[.E81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1]+[.O81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2]+[.O82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3]+[.C83]+[.D83]+[.E83]-23" office:value-type="float" office:value="21" calcext:value-type="float">
            <text:p>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3]+[.O83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84]+[.C84]+[.D84]+[.E84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4]+[.O84]*2" office:value-type="float" office:value="70" calcext:value-type="float">
            <text:p>7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Pikema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7]+[.C87]+[.D87]+[.E8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7]+[.O87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8]+[.O88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9]+[.C89]+[.D89]+[.E89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9]+[.O89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90]+[.C90]+[.D90]+[.E9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90]+[.O90]*2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1]+[.O91]*2" office:value-type="float" office:value="54" calcext:value-type="float">
            <text:p>5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2]+[.O92]*2" office:value-type="float" office:value="59" calcext:value-type="float">
            <text:p>59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5]+[.C95]+[.D95]+[.E9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5]+[.O95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6]+[.C96]+[.D96]+[.E96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6]+[.O96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7]+[.C97]+[.D97]+[.E97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7]+[.O97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8]+[.C98]+[.D98]+[.E9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8]+[.O98]*2" office:value-type="float" office:value="53" calcext:value-type="float">
            <text:p>5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99]+[.C99]+[.D99]+[.E99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9]+[.O99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00]+[.C100]+[.D100]+[.E10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1" calcext:value-type="float">
            <text:p>5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aegir Heavy Bowma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01]+[.C101]+[.D101]+[.E101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1]+[.O101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arks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02]+[.C102]+[.D102]+[.E102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2]+[.O102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3]+[.C103]+[.D103]+[.E103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3]+[.O103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4]+[.O104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5]+[.C105]+[.D105]+[.E105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5]+[.O105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06]+[.C106]+[.D106]+[.E106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6]+[.O106]*2" office:value-type="float" office:value="50" calcext:value-type="float">
            <text:p>5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7]+[.C107]+[.D107]+[.E107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7]+[.O107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8]+[.O108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9]+[.C109]+[.D109]+[.E10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10]+[.C110]+[.D110]+[.E11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0]+[.O110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1]+[.C111]+[.D111]+[.E11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57" calcext:value-type="float">
            <text:p>5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12]+[.C112]+[.D112]+[.E112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2]+[.O112]*2" office:value-type="float" office:value="48" calcext:value-type="float">
            <text:p>48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3]+[.C113]+[.D113]+[.E113]-23" office:value-type="float" office:value="21" calcext:value-type="float">
            <text:p>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3]+[.O113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14]+[.C114]+[.D114]+[.E11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4]+[.O114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15]+[.O115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6]+[.C116]+[.D116]+[.E11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7]+[.C117]+[.D117]+[.E117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7]+[.O117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Crossbowma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0]+[.C120]+[.D120]+[.E12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0]+[.O120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1]+[.C121]+[.D121]+[.E121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1]+[.O121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2]+[.C122]+[.D122]+[.E122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3]+[.C123]+[.D123]+[.E123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3]+[.O123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24]+[.C124]+[.D124]+[.E12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4]+[.O124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25]+[.C125]+[.D125]+[.E125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5]+[.O125]*2" office:value-type="float" office:value="63" calcext:value-type="float">
            <text:p>6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26]+[.C126]+[.D126]+[.E126]-23" office:value-type="float" office:value="14" calcext:value-type="float">
            <text:p>14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6]+[.O126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7]+[.C127]+[.D127]+[.E12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7]+[.O127]*2" office:value-type="float" office:value="48" calcext:value-type="float">
            <text:p>48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Caval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0]+[.O130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31]+[.C131]+[.D131]+[.E131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1]+[.O131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32]+[.C132]+[.D132]+[.E132]-23" office:value-type="float" office:value="30" calcext:value-type="float">
            <text:p>30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32]+[.O132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33]+[.C133]+[.D133]+[.E133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33]+[.O133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34]+[.C134]+[.D134]+[.E134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4]+[.O134]*2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5]+[.C135]+[.D135]+[.E135]-23" office:value-type="float" office:value="16" calcext:value-type="float">
            <text:p>16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5]+[.O135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6]+[.C136]+[.D136]+[.E136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6]+[.O136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37]+[.C137]+[.D137]+[.E137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37]+[.O137]*2" office:value-type="float" office:value="57" calcext:value-type="float">
            <text:p>5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8]+[.C138]+[.D138]+[.E138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38]+[.O138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9]+[.C139]+[.D139]+[.E139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39]+[.O139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0]+[.C140]+[.D140]+[.E140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0]+[.O140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41]+[.C141]+[.D141]+[.E141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41]+[.O141]*2" office:value-type="float" office:value="62" calcext:value-type="float">
            <text:p>6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hergit Noble Cavalr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42]+[.C142]+[.D142]+[.E142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42]+[.O142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3]+[.C143]+[.D143]+[.E143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43]+[.O143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4]+[.C144]+[.D144]+[.E144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44]+[.O144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5]+[.C145]+[.D145]+[.E145]-23" office:value-type="float" office:value="15" calcext:value-type="float">
            <text:p>1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5]+[.O145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6]+[.C146]+[.D146]+[.E14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46]+[.O146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47]+[.O147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ic Rider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B148]+[.C148]+[.D148]+[.E148]-23" office:value-type="float" office:value="44" calcext:value-type="float">
            <text:p>4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8]+[.O148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9]+[.C149]+[.D149]+[.E149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9]+[.O149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50]+[.C150]+[.D150]+[.E150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0]+[.O150]*2" office:value-type="float" office:value="59" calcext:value-type="float">
            <text:p>5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Heavy Mamluke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151]+[.C151]+[.D151]+[.E151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1]+[.O151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2]+[.C152]+[.D152]+[.E152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2]+[.O152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3]+[.C153]+[.D153]+[.E153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3]+[.O153]*2" office:value-type="float" office:value="52" calcext:value-type="float">
            <text:p>52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anc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6]+[.C156]+[.D156]+[.E15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6]+[.O156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57]+[.C157]+[.D157]+[.E157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7]+[.O157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8]+[.C158]+[.D158]+[.E158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58]+[.O158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59]+[.C159]+[.D159]+[.E159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9]+[.O159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B160]+[.C160]+[.D160]+[.E160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0]+[.O160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61]+[.C161]+[.D161]+[.E16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1]+[.O161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2]+[.C162]+[.D162]+[.E162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2]+[.O162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63]+[.C163]+[.D163]+[.E163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3]+[.O163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164]+[.C164]+[.D164]+[.E164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4]+[.O164]*2" office:value-type="float" office:value="72" calcext:value-type="float">
            <text:p>7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65]+[.C165]+[.D165]+[.E16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5]+[.O165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6]+[.O166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7]+[.C167]+[.D167]+[.E167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67]+[.O167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168]+[.C168]+[.D168]+[.E168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8]+[.O168]*2" office:value-type="float" office:value="74" calcext:value-type="float">
            <text:p>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9]+[.C169]+[.D169]+[.E169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9]+[.O169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0]+[.C170]+[.D170]+[.E170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0]+[.O170]*2" office:value-type="float" office:value="56" calcext:value-type="float">
            <text:p>56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Mounted Skirmis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3]+[.C173]+[.D173]+[.E173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73]+[.O173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4]+[.C174]+[.D174]+[.E17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74]+[.O174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5]+[.C175]+[.D175]+[.E175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5]+[.O175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6]+[.C176]+[.D176]+[.E176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6]+[.O176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77]+[.C177]+[.D177]+[.E177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77]+[.O177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178]+[.C178]+[.D178]+[.E178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8]+[.O178]*2" office:value-type="float" office:value="45" calcext:value-type="float">
            <text:p>4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9]+[.C179]+[.D179]+[.E179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79]+[.O179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180]+[.C180]+[.D180]+[.E180]-23" office:value-type="float" office:value="46" calcext:value-type="float">
            <text:p>46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180]+[.O180]*2" office:value-type="float" office:value="61" calcext:value-type="float">
            <text:p>61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Horse Arc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83]+[.C183]+[.D183]+[.E18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83]+[.O183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4]+[.C184]+[.D184]+[.E18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84]+[.O184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Mounte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B185]+[.C185]+[.D185]+[.E185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5]+[.O185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6]+[.C186]+[.D186]+[.E186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6]+[.O186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7]+[.C187]+[.D187]+[.E187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7]+[.O187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hergit Scout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8]+[.C188]+[.D188]+[.E18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8]+[.O188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9]+[.C189]+[.D189]+[.E18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89]+[.O189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0]+[.C190]+[.D190]+[.E19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0]+[.O190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191]+[.C191]+[.D191]+[.E191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191]+[.O191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2]+[.C192]+[.D192]+[.E19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92]+[.O192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93]+[.C193]+[.D193]+[.E193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93]+[.O193]*2" office:value-type="float" office:value="46" calcext:value-type="float">
            <text:p>4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4]+[.C194]+[.D194]+[.E194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94]+[.O194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95]+[.C195]+[.D195]+[.E19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5]+[.O195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96]+[.C196]+[.D196]+[.E196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6]+[.O196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97]+[.C197]+[.D197]+[.E197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7]+[.O197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8]+[.C198]+[.D198]+[.E198]-23" office:value-type="float" office:value="29" calcext:value-type="float">
            <text:p>29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8]+[.O198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Noble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199]+[.C199]+[.D199]+[.E199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99]+[.O199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00]+[.C200]+[.D200]+[.E200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00]+[.O200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hock Infant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wordmast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03]+[.C203]+[.D203]+[.E203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03]+[.O203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4]+[.C204]+[.D204]+[.E204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4]+[.O204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5]+[.C205]+[.D205]+[.E205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05]+[.O205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6]+[.C206]+[.D206]+[.E206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06]+[.O206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07]+[.O207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8]+[.C208]+[.D208]+[.E208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8]+[.O208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09]+[.C209]+[.D209]+[.E20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09]+[.O209]*2" office:value-type="float" office:value="55" calcext:value-type="float">
            <text:p>5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10]+[.C210]+[.D210]+[.E210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0]+[.O210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11]+[.C211]+[.D211]+[.E211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11]+[.O211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12]+[.C212]+[.D212]+[.E212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12]+[.O212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13]+[.C213]+[.D213]+[.E21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3]+[.O213]*2" office:value-type="float" office:value="58" calcext:value-type="float">
            <text:p>58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16]+[.C216]+[.D216]+[.E216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6]+[.O216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17]+[.C217]+[.D217]+[.E217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7]+[.O217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8]+[.C218]+[.D218]+[.E218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74" calcext:value-type="float">
            <text:p>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9]+[.O219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20]+[.C220]+[.D220]+[.E220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0]+[.O220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21]+[.C221]+[.D221]+[.E221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1]+[.O221]*2" office:value-type="float" office:value="63" calcext:value-type="float">
            <text:p>6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2]+[.C222]+[.D222]+[.E222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2]+[.O222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3]+[.C223]+[.D223]+[.E223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23]+[.O223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24]+[.C224]+[.D224]+[.E224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4]+[.O224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25]+[.C225]+[.D225]+[.E225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25]+[.O225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6]+[.C226]+[.D226]+[.E226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26]+[.O226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27]+[.C227]+[.D227]+[.E227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27]+[.O227]*2" office:value-type="float" office:value="65" calcext:value-type="float">
            <text:p>6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28]+[.C228]+[.D228]+[.E228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8]+[.O228]*2" office:value-type="float" office:value="52" calcext:value-type="float">
            <text:p>5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9]+[.C229]+[.D229]+[.E229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29]+[.O229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30]+[.C230]+[.D230]+[.E230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0]+[.O230]*2" office:value-type="float" office:value="79" calcext:value-type="float">
            <text:p>79</text:p>
          </table:table-cell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ndit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34]+[.C234]+[.D234]+[.E234]-23" office:value-type="float" office:value="14" calcext:value-type="float">
            <text:p>14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34]+[.O234]*2" office:value-type="float" office:value="47" calcext:value-type="float">
            <text:p>4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35]+[.C235]+[.D235]+[.E235]-23" office:value-type="float" office:value="14" calcext:value-type="float">
            <text:p>1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35]+[.O235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36]+[.C236]+[.D236]+[.E236]-23" office:value-type="float" office:value="20" calcext:value-type="float">
            <text:p>2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36]+[.O236]*2" office:value-type="float" office:value="53" calcext:value-type="float">
            <text:p>5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37]+[.C237]+[.D237]+[.E237]-23" office:value-type="float" office:value="15" calcext:value-type="float">
            <text:p>1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37]+[.O237]*2" office:value-type="float" office:value="45" calcext:value-type="float">
            <text:p>4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38]+[.C238]+[.D238]+[.E238]-23" office:value-type="float" office:value="19" calcext:value-type="float">
            <text:p>1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38]+[.O238]*2" office:value-type="float" office:value="45" calcext:value-type="float">
            <text:p>4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39]+[.C239]+[.D239]+[.E239]-23" office:value-type="float" office:value="28" calcext:value-type="float">
            <text:p>28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39]+[.O239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40]+[.C240]+[.D240]+[.E240]-23" office:value-type="float" office:value="10" calcext:value-type="float">
            <text:p>1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40]+[.O240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41]+[.C241]+[.D241]+[.E241]-23" office:value-type="float" office:value="12" calcext:value-type="float">
            <text:p>1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41]+[.O241]*2" office:value-type="float" office:value="45" calcext:value-type="float">
            <text:p>4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42]+[.C242]+[.D242]+[.E242]-23" office:value-type="float" office:value="12" calcext:value-type="float">
            <text:p>12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42]+[.O242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3]+[.C243]+[.D243]+[.E243]-23"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43]+[.O243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44]+[.C244]+[.D244]+[.E244]-23" office:value-type="float" office:value="19" calcext:value-type="float">
            <text:p>1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44]+[.O244]*2" office:value-type="float" office:value="52" calcext:value-type="float">
            <text:p>5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45]+[.C245]+[.D245]+[.E245]-23" office:value-type="float" office:value="31" calcext:value-type="float">
            <text:p>3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45]+[.O245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6]+[.C246]+[.D246]+[.E246]-23" office:value-type="float" office:value="9" calcext:value-type="float">
            <text:p>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35+[.B246]+[.O246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47]+[.C247]+[.D247]+[.E247]-23" office:value-type="float" office:value="9" calcext:value-type="float">
            <text:p>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47]+[.O247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48]+[.C248]+[.D248]+[.E248]-23" office:value-type="float" office:value="15" calcext:value-type="float">
            <text:p>1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48]+[.O248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49]+[.C249]+[.D249]+[.E249]-23" office:value-type="float" office:value="21" calcext:value-type="float">
            <text:p>21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49]+[.O249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50]+[.C250]+[.D250]+[.E250]-23" office:value-type="float" office:value="12" calcext:value-type="float">
            <text:p>12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50]+[.O250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51]+[.C251]+[.D251]+[.E251]-23" office:value-type="float" office:value="31" calcext:value-type="float">
            <text:p>3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51]+[.O251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52]+[.C252]+[.D252]+[.E252]-23" office:value-type="float" office:value="18" calcext:value-type="float">
            <text:p>1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52]+[.O252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53]+[.C253]+[.D253]+[.E253]-23" office:value-type="float" office:value="16" calcext:value-type="float">
            <text:p>1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53]+[.O253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54]+[.C254]+[.D254]+[.E254]-23" office:value-type="float" office:value="27" calcext:value-type="float">
            <text:p>2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35+[.B254]+[.O254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55]+[.C255]+[.D255]+[.E255]-23" office:value-type="float" office:value="23" calcext:value-type="float">
            <text:p>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55]+[.O255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6]+[.C256]+[.D256]+[.E256]-23" office:value-type="float" office:value="24" calcext:value-type="float">
            <text:p>2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56]+[.O256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257]+[.C257]+[.D257]+[.E257]-23" office:value-type="float" office:value="36" calcext:value-type="float">
            <text:p>3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57]+[.O257]*2" office:value-type="float" office:value="64" calcext:value-type="float">
            <text:p>6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8]+[.C258]+[.D258]+[.E258]-23" office:value-type="float" office:value="9" calcext:value-type="float">
            <text:p>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58]+[.O258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59]+[.C259]+[.D259]+[.E259]-23" office:value-type="float" office:value="13" calcext:value-type="float">
            <text:p>13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35+[.B259]+[.O259]*2" office:value-type="float" office:value="48" calcext:value-type="float">
            <text:p>48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60]+[.C260]+[.D260]+[.E260]-23" office:value-type="float" office:value="17" calcext:value-type="float">
            <text:p>17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35+[.B260]+[.O260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61]+[.C261]+[.D261]+[.E261]-23" office:value-type="float" office:value="13" calcext:value-type="float">
            <text:p>1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261]+[.O261]*2" office:value-type="float" office:value="43" calcext:value-type="float">
            <text:p>4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2]+[.C262]+[.D262]+[.E262]-23" office:value-type="float" office:value="11" calcext:value-type="float">
            <text:p>11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62]+[.O262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63]+[.C263]+[.D263]+[.E263]-23" office:value-type="float" office:value="29" calcext:value-type="float">
            <text:p>29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263]+[.O263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4]+[.C264]+[.D264]+[.E264]-23" office:value-type="float" office:value="10" calcext:value-type="float">
            <text:p>1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64]+[.O264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65]+[.C265]+[.D265]+[.E265]-23" office:value-type="float" office:value="13" calcext:value-type="float">
            <text:p>13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65]+[.O265]*2" office:value-type="float" office:value="45" calcext:value-type="float">
            <text:p>4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6]+[.C266]+[.D266]+[.E266]-23" office:value-type="float" office:value="14" calcext:value-type="float">
            <text:p>14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266]+[.O266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7]+[.C267]+[.D267]+[.E267]-23" office:value-type="float" office:value="20" calcext:value-type="float">
            <text:p>2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67]+[.O267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68]+[.C268]+[.D268]+[.E268]-23" office:value-type="float" office:value="21" calcext:value-type="float">
            <text:p>21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268]+[.O268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69]+[.C269]+[.D269]+[.E269]-23" office:value-type="float" office:value="34" calcext:value-type="float">
            <text:p>34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269]+[.O269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70]+[.C270]+[.D270]+[.E270]-23"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70]+[.O270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71]+[.C271]+[.D271]+[.E271]-23" office:value-type="float" office:value="17" calcext:value-type="float">
            <text:p>17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71]+[.O271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72]+[.C272]+[.D272]+[.E272]-23" office:value-type="float" office:value="15" calcext:value-type="float">
            <text:p>1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72]+[.O272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73]+[.C273]+[.D273]+[.E273]-23" office:value-type="float" office:value="22" calcext:value-type="float">
            <text:p>2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73]+[.O273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74]+[.C274]+[.D274]+[.E274]-23" office:value-type="float" office:value="16" calcext:value-type="float">
            <text:p>1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74]+[.O274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275]+[.C275]+[.D275]+[.E275]-23" office:value-type="float" office:value="32" calcext:value-type="float">
            <text:p>3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75]+[.O275]*2" office:value-type="float" office:value="59" calcext:value-type="float">
            <text:p>59</text:p>
          </table:table-cell>
          <table:table-cell table:number-columns-repeated="1000"/>
        </table:table-row>
        <table:table-row table:style-name="ro2" table:number-rows-repeated="10483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 style:data-style-name="N2" text:time-value="0000-00-00T14:00:18.0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7:48:36.453000000</meta:creation-date>
    <dc:date>2014-10-12T14:13:15.643000000</dc:date>
    <meta:editing-duration>PT9H20M15S</meta:editing-duration>
    <meta:editing-cycles>154</meta:editing-cycles>
    <meta:generator>LibreOffice/4.1.5.3$Windows_x86 LibreOffice_project/1c1366bba2ba2b554cd2ca4d87c06da81c05d24</meta:generator>
    <meta:document-statistic meta:table-count="1" meta:cell-count="4152" meta:object-count="0"/>
  </office:meta>
</office:document-meta>
</file>